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Courier New1" svg:font-family="'Courier New'" style:font-family-generic="modern"/>
    <style:font-face style:name="Verdana" svg:font-family="Verdan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ing_20_3">
      <style:text-properties fo:language="en" fo:country="US"/>
    </style:style>
    <style:style style:name="P2" style:family="paragraph" style:parent-style-name="Heading_20_2">
      <style:text-properties fo:language="en" fo:country="US"/>
    </style:style>
    <style:style style:name="P3" style:family="paragraph" style:parent-style-name="Standard">
      <style:text-properties fo:language="en" fo:country="US"/>
    </style:style>
    <style:style style:name="P4" style:family="paragraph" style:parent-style-name="Standard">
      <style:paragraph-properties>
        <style:tab-stops>
          <style:tab-stop style:position="1.588cm"/>
        </style:tab-stops>
      </style:paragraph-properties>
      <style:text-properties fo:language="en" fo:country="US"/>
    </style:style>
    <style:style style:name="P5" style:family="paragraph" style:parent-style-name="Standard">
      <style:paragraph-properties>
        <style:tab-stops>
          <style:tab-stop style:position="1.588cm"/>
        </style:tab-stops>
      </style:paragraph-properties>
    </style:style>
    <style:style style:name="P6" style:family="paragraph" style:parent-style-name="Standard">
      <style:paragraph-properties style:line-height-at-least="0.459cm" fo:text-align="start" style:justify-single-word="false" style:text-autospace="none"/>
      <style:text-properties fo:color="#808080" style:font-name="Verdana" fo:font-size="10pt" style:font-name-asian="Verdana" style:font-size-asian="10pt" style:font-name-complex="Verdana" style:font-size-complex="10pt"/>
    </style:style>
    <style:style style:name="P7" style:family="paragraph" style:parent-style-name="Standard">
      <style:paragraph-properties fo:margin-left="2.858cm" fo:margin-right="0cm" fo:text-indent="-2.858cm" style:auto-text-indent="false"/>
    </style:style>
    <style:style style:name="P8" style:family="paragraph" style:parent-style-name="Parameter">
      <style:text-properties fo:font-style="normal" style:font-style-asian="normal"/>
    </style:style>
    <style:style style:name="P9" style:family="paragraph" style:parent-style-name="Parameter">
      <style:paragraph-properties fo:margin-left="0cm" fo:margin-right="0cm" fo:text-indent="0cm" style:auto-text-indent="false"/>
    </style:style>
    <style:style style:name="P10" style:family="paragraph" style:parent-style-name="Preformatted_20_Text">
      <style:text-properties fo:font-size="8pt" style:font-size-asian="8pt" style:font-size-complex="8pt"/>
    </style:style>
    <style:style style:name="P11" style:family="paragraph" style:parent-style-name="Preformatted_20_Text">
      <style:text-properties fo:font-size="8pt" fo:language="en" fo:country="US" style:font-size-asian="8pt" style:font-size-complex="8pt"/>
    </style:style>
    <style:style style:name="P12" style:family="paragraph" style:parent-style-name="Preformatted_20_Text">
      <style:text-properties fo:font-size="8pt" fo:language="en" fo:country="US" fo:font-weight="bold" style:font-size-asian="8pt" style:font-weight-asian="bold" style:font-size-complex="8pt" style:font-weight-complex="bold"/>
    </style:style>
    <style:style style:name="P13" style:family="paragraph" style:parent-style-name="Heading_20_2">
      <style:text-properties fo:language="en" fo:country="US"/>
    </style:style>
    <style:style style:name="P14" style:family="paragraph" style:parent-style-name="Heading_20_1" style:master-page-name="Standard">
      <style:text-properties fo:language="en" fo:country="US"/>
    </style:style>
    <style:style style:name="P15" style:family="paragraph" style:parent-style-name="Preformatted_20_Text">
      <style:text-properties fo:font-size="8pt" fo:language="en" fo:country="US" fo:font-style="italic" style:font-size-asian="8pt" style:font-style-asian="italic" style:font-size-complex="8pt" style:font-style-complex="italic"/>
    </style:style>
    <style:style style:name="P16" style:family="paragraph" style:parent-style-name="Preformatted_20_Text">
      <style:text-properties fo:font-size="8pt" fo:language="en" fo:country="US" style:font-size-asian="8pt" style:font-size-complex="8pt"/>
    </style:style>
    <style:style style:name="P17" style:family="paragraph" style:parent-style-name="Standard">
      <style:text-properties fo:language="en" fo:country="US"/>
    </style:style>
    <style:style style:name="P18" style:family="paragraph" style:parent-style-name="Standard" style:list-style-name="L1"/>
    <style:style style:name="P19" style:family="paragraph" style:parent-style-name="Standard" style:list-style-name="L1"/>
    <style:style style:name="P20" style:family="paragraph" style:parent-style-name="Standard" style:list-style-name="L1"/>
    <style:style style:name="P21" style:family="paragraph" style:parent-style-name="Standard" style:list-style-name="L1"/>
    <style:style style:name="P22" style:family="paragraph" style:parent-style-name="Standard">
      <style:paragraph-properties fo:text-align="end" style:justify-single-word="false"/>
      <style:text-properties fo:color="#b3b3b3" style:font-name="Verdana1" fo:font-size="10pt" fo:language="en" fo:country="US" style:font-size-asian="10pt" style:font-size-complex="10pt"/>
    </style:style>
    <style:style style:name="P23" style:family="paragraph" style:parent-style-name="Standard" style:list-style-name="L1"/>
    <style:style style:name="T1" style:family="text">
      <style:text-properties fo:language="en" fo:country="US"/>
    </style:style>
    <style:style style:name="T2" style:family="text">
      <style:text-properties fo:language="en" fo:country="US" fo:font-style="italic" style:font-style-asian="italic"/>
    </style:style>
    <style:style style:name="T3" style:family="text">
      <style:text-properties fo:language="en" fo:country="US" fo:font-style="italic" style:font-style-asian="italic" style:font-style-complex="italic"/>
    </style:style>
    <style:style style:name="T4" style:family="text">
      <style:text-properties fo:language="en" fo:country="US" fo:font-style="italic" fo:font-weight="normal" style:font-style-asian="italic" style:font-weight-asian="normal" style:font-style-complex="italic" style:font-weight-complex="normal"/>
    </style:style>
    <style:style style:name="T5" style:family="text">
      <style:text-properties fo:language="en" fo:country="US" fo:font-weight="bold" style:font-weight-asian="bold"/>
    </style:style>
    <style:style style:name="T6" style:family="text">
      <style:text-properties fo:language="en" fo:country="US" fo:font-weight="bold" style:font-weight-asian="bold" style:font-weight-complex="bold"/>
    </style:style>
    <style:style style:name="T7" style:family="text">
      <style:text-properties fo:language="en" fo:country="US" fo:font-style="normal" style:font-style-asian="normal" style:font-style-complex="normal"/>
    </style:style>
    <style:style style:name="T8" style:family="text">
      <style:text-properties fo:language="en" fo:country="US" fo:font-weight="normal" style:font-weight-asian="normal" style:font-weight-complex="normal"/>
    </style:style>
    <style:style style:name="T9" style:family="text">
      <style:text-properties fo:font-style="italic" style:font-style-asian="italic" style:font-style-complex="italic"/>
    </style:style>
    <style:style style:name="T10" style:family="text">
      <style:text-properties fo:font-style="normal" style:font-style-asian="normal"/>
    </style:style>
    <style:style style:name="T11" style:family="text">
      <style:text-properties fo:font-style="normal" fo:font-weight="bold" style:font-style-asian="normal" style:font-weight-asian="bold" style:font-weight-complex="bold"/>
    </style:style>
    <style:style style:name="T12" style:family="text">
      <style:text-properties style:font-name="Courier New1" fo:font-style="normal" style:font-style-asian="normal" style:font-name-complex="Courier New1"/>
    </style:style>
    <style:style style:name="T13" style:family="text">
      <style:text-properties style:font-name="Courier New1" fo:language="en" fo:country="US" style:font-name-complex="Courier New1"/>
    </style:style>
    <style:style style:name="T14" style:family="text">
      <style:text-properties style:font-name="Courier New1" fo:language="en" fo:country="US" fo:font-style="normal" style:font-style-asian="normal" style:font-name-complex="Courier New1"/>
    </style:style>
    <style:style style:name="T15" style:family="text">
      <style:text-properties style:text-position="sub 58%" fo:language="en" fo:country="US"/>
    </style:style>
    <style:style style:name="T16" style:family="text">
      <style:text-properties style:text-position="sub 58%" fo:language="en" fo:country="US" fo:font-style="normal" style:font-style-asian="normal" style:font-style-complex="normal"/>
    </style:style>
    <style:style style:name="T17" style:family="text">
      <style:text-properties style:text-position="sub 58%" fo:font-style="italic" style:font-style-asian="italic" style:font-style-complex="italic"/>
    </style:style>
    <style:style style:name="T18" style:family="text">
      <style:text-properties style:text-position="super 58%"/>
    </style:style>
    <style:style style:name="T19" style:family="text">
      <style:text-properties style:text-position="super 58%" fo:language="en" fo:country="US"/>
    </style:style>
    <style:style style:name="T20" style:family="text">
      <style:text-properties fo:font-weight="bold" style:font-weight-asian="bold" style:font-weight-complex="bold"/>
    </style:style>
    <style:style style:name="T21" style:family="text">
      <style:text-properties style:use-window-font-color="true" style:font-name="Verdana" fo:font-size="13pt" style:font-name-asian="Verdana" style:font-size-asian="13pt" style:font-name-complex="Verdana" style:font-size-complex="13pt"/>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Correlation Between the Various Screen Description Options of the RenderMan Interface</text:h>
      <text:p text:style-name="P22">Memo for RiCPP, Andreas Pidde, 17th March 2008</text:p>
      <text:h text:style-name="P2" text:outline-level="2">Physical Display Description</text:h>
      <text:h text:style-name="Heading_20_3" text:outline-level="3"><text:span text:style-name="T2">RiDisplay(</text:span><text:span text:style-name="T1">RtToken </text:span><text:span text:style-name="T2">name, </text:span><text:span text:style-name="T1">RtToken </text:span><text:span text:style-name="T2">type, </text:span><text:span text:style-name="T1">RtToken </text:span><text:span text:style-name="T2">mode, …)</text:span><text:span text:style-name="T1">: Selects the physical output device.</text:span></text:h>
      <text:p text:style-name="Parameter">name:<text:tab/><text:span text:style-name="T10">Gives the literal name of the output device.</text:span></text:p>
      <text:p text:style-name="Parameter">type:<text:tab/><text:span text:style-name="T10">The type of the output device like “</text:span><text:span text:style-name="T12">framebuffer</text:span><text:span text:style-name="T10">” and “</text:span><text:span text:style-name="T12">file</text:span><text:span text:style-name="T10">”.</text:span></text:p>
      <text:p text:style-name="Parameter">mode:<text:tab/><text:span text:style-name="T10">The channels: “</text:span><text:span text:style-name="T12">rgbaz</text:span><text:span text:style-name="T10">”, “</text:span><text:span text:style-name="T12">rgba</text:span><text:span text:style-name="T10">”, “</text:span><text:span text:style-name="T12">rgbz</text:span><text:span text:style-name="T10">”, “</text:span><text:span text:style-name="T12">rgb</text:span><text:span text:style-name="T10">”, “</text:span><text:span text:style-name="T12">a</text:span><text:span text:style-name="T10">”, “</text:span><text:span text:style-name="T12">z</text:span><text:span text:style-name="T10">”. User defined channels can be specified by using the </text:span><text:span text:style-name="T11">RiDisplayChannel</text:span><text:span text:style-name="T10"> command. Channels can be separated by a comma, like “</text:span><text:span text:style-name="T12">rgb,z</text:span><text:span text:style-name="T10">”.</text:span></text:p>
      <text:p text:style-name="P3"/>
      <text:p text:style-name="Standard"><text:span text:style-name="T1">The parameter list can contain an optional parameter “</text:span><text:span text:style-name="T13">origin</text:span><text:span text:style-name="T1">” [</text:span><text:span text:style-name="T5">RtInt</text:span><text:span text:style-name="T1">, </text:span><text:span text:style-name="T5">RtInt</text:span><text:span text:style-name="T1">] for the output (the physical image), that’s an offset [left, top] from top left to bottom right corner, measured in pixels. This origin is eventually not available if the output device is a file. The default value is [0, 0], that is the upper left corner. A special display can have standard values for width, height and pixel aspect ratio, that can be used, if </text:span><text:span text:style-name="T6">RiFormat</text:span><text:span text:style-name="T1"> is not called. If the </text:span><text:span text:style-name="T4">pixelaspect</text:span><text:span text:style-name="T1"> value of </text:span><text:span text:style-name="T6">RiFormat</text:span><text:span text:style-name="T1"> is -1 the standard pixel aspect ratio of the display can be used.</text:span></text:p>
      <text:p text:style-name="P3"/>
      <text:p text:style-name="Standard"><text:span text:style-name="T1">Multiple displays can be chosen, if a “+” sign is the first character in </text:span><text:span text:style-name="T2">name</text:span><text:span text:style-name="T1">. The first display is used for default values of RiFormat. Therefore, the displays should have the same physical layout, at least have the same pixel aspect ratio.</text:span></text:p>
      <text:h text:style-name="P2" text:outline-level="2">Display Channel Description</text:h>
      <text:h text:style-name="Heading_20_3" text:outline-level="3"><text:span text:style-name="T2">RiDisplayChannel(</text:span><text:span text:style-name="T1">RtToken channel</text:span><text:span text:style-name="T2">, …)</text:span><text:span text:style-name="T1">: User defined mode of a display.</text:span></text:h>
      <text:p text:style-name="Standard"><text:span text:style-name="T1">Inline definition of a display channel with optional parameters like filters. The channels can be a values that are present to the renderer, like “</text:span><text:span text:style-name="T13">varying normal N</text:span><text:span text:style-name="T1">”. The data can be provided by shaders, that use the channel variables as output – in a way like you provide the surface color </text:span><text:span text:style-name="T3">Cs</text:span><text:span text:style-name="T1"> by surface shaders. The name without the type definition can then be used as part of </text:span><text:span text:style-name="T4">mode</text:span><text:span text:style-name="T1"> in </text:span><text:span text:style-name="T6">RiDisplay</text:span><text:span text:style-name="T1">. If you don't use the optional parameters, you can alternatively simply </text:span><text:span text:style-name="T6">RiDeclare</text:span><text:span text:style-name="T8"> the display channels. </text:span></text:p>
      <text:h text:style-name="Heading_20_3" text:outline-level="3"><text:span text:style-name="T2">RiFormat</text:span><text:span text:style-name="T1">(RtFloat </text:span><text:span text:style-name="T2">xres</text:span><text:span text:style-name="T1">, RtFloat </text:span><text:span text:style-name="T2">yres</text:span><text:span text:style-name="T1">, RtFloat </text:span><text:span text:style-name="T2">pixelaspect</text:span><text:span text:style-name="T1">): Sets the dimension of the frame (“raster” space).</text:span></text:h>
      <text:p text:style-name="Parameter">xres:<text:tab/><text:span text:style-name="T10">Width of the output window, measured in pixels.</text:span></text:p>
      <text:p text:style-name="Parameter">yres:<text:tab/><text:span text:style-name="T10">Height of the output window, measured in pixels.</text:span></text:p>
      <text:p text:style-name="Parameter">pixelaspect:<text:tab/><text:span text:style-name="T10">Pixel aspect ratio (pixelwidth/pixelheight) of the output device. A negative value can be used to get the current ratio from the physical display description (see </text:span><text:span text:style-name="T11">RiDisplay</text:span><text:span text:style-name="T10">).</text:span></text:p>
      <text:p text:style-name="P3"/>
      <text:p text:style-name="P3">The default values match the size and pixel ratio of the physical display. If the output device is a file or the dimensions are not known by the renderer, the defaults are somewhat implementation dependent: The values width 512 and height 384 can be found in the RI 3.1 specs and the default for the pixel aspect ratio is 1.0.</text:p>
      <text:h text:style-name="P1" text:outline-level="3">RiFrameAspectRatio(RtFloat aspect): Sets the frame aspect ratio of the frame.</text:h>
      <text:p text:style-name="Parameter">aspect:<text:span text:style-name="T10"><text:tab/>The aspect ratio of the final image. </text:span>aspect<text:span text:style-name="T10"> &gt; 0.0.</text:span></text:p>
      <text:p text:style-name="P3"/>
      <text:p text:style-name="Standard"><text:span text:style-name="T1">The default value is: </text:span><text:span text:style-name="T2">aspect</text:span><text:span text:style-name="T1"> = (</text:span><text:span text:style-name="T2">pixelaspect</text:span><text:span text:style-name="T1"> * </text:span><text:span text:style-name="T2">xres</text:span><text:span text:style-name="T1"> / </text:span><text:span text:style-name="T2">yres</text:span><text:span text:style-name="T1">). </text:span><text:span text:style-name="T2">aspect</text:span><text:span text:style-name="T1"> will match the values of </text:span><text:span text:style-name="T5">RiFormat</text:span><text:span text:style-name="T1">. If you choose a frame aspect ratio that does not match the display coordinates, the image coordinates will be smaller on either the bottom or the right edge – but the image will not be distorted. The unused pixels will be left blank while rendering. The frame aspect ratio is the ratio that will appear at the final physical image, provided that the pixel aspect ratio (</text:span><text:span text:style-name="T2">pixelaspect</text:span><text:span text:style-name="T1"> in </text:span><text:span text:style-name="T5">RiFormat</text:span><text:span text:style-name="T1">) is chosen correctly to match the one of the display. If you choose </text:span><text:span text:style-name="T2">aspect</text:span><text:span text:style-name="T1"> = 16.0/9.0 for example, you’ll get a 16.0/9.0 output.</text:span></text:p>
      <text:h text:style-name="Heading_20_3" text:outline-level="3"><text:span text:style-name="T2">RiCropWindow</text:span><text:span text:style-name="T1">(RtFloat </text:span><text:span text:style-name="T2">xmin</text:span><text:span text:style-name="T1">, RtFloat </text:span><text:span text:style-name="T2">xmax</text:span><text:span text:style-name="T1">, RtFloat </text:span><text:span text:style-name="T2">ymin</text:span><text:span text:style-name="T1">, RtFloat </text:span><text:span text:style-name="T2">ymax</text:span><text:span text:style-name="T1">): Sets the coordinates of the crop window, using normalized display coordinates (“NDC” space)</text:span></text:h>
      <text:p text:style-name="Parameter">xmin:<text:tab/><text:span text:style-name="T10">Minimal x coordinate (left edge)</text:span></text:p>
      <text:p text:style-name="Parameter">xmax:<text:tab/><text:span text:style-name="T10">Maximal x coordinate (right edge)</text:span></text:p>
      <text:p text:style-name="Parameter">ymin:<text:tab/><text:span text:style-name="T10">Minimal y coordinate (bottom edge)</text:span></text:p>
      <text:p text:style-name="Parameter">ymax:<text:tab/><text:span text:style-name="T10">Maximal x coordinate (top edge)</text:span></text:p>
      <text:p text:style-name="P8"/>
      <text:p text:style-name="P9"><text:span text:style-name="T10">0.0 &lt;= </text:span>xmin<text:span text:style-name="T10"> &lt;= </text:span>xmax<text:span text:style-name="T10"> &lt;= 1.0 and 0.0 &lt;= </text:span>ymin<text:span text:style-name="T10"> &lt;= </text:span>xmax<text:span text:style-name="T10"> &lt;= 1.0</text:span></text:p>
      <text:p text:style-name="Standard"/>
      <text:p text:style-name="P3">Two crop windows have the property, that the images will fit together seamlessly at their x-edges if <text:span text:style-name="T9">xmin</text:span><text:span text:style-name="T17">i</text:span> = <text:span text:style-name="T9">xmax</text:span><text:span text:style-name="T17">i-1</text:span> and at their y-edges if <text:span text:style-name="T9">ymin</text:span><text:span text:style-name="T17">i</text:span> = <text:span text:style-name="T9">ymax</text:span><text:span text:style-name="T17">i-1</text:span>. Therefore, you can render images in stripes or tiles and fit them together afterwards. The coordinates are given in NDC (normalized display coordinates). NDC ranges from 0.0 to 1.0 in two dimensions and there are mappings to the raster space as well as to the screen window. Like in raster space, the origin is located at the upper left corner of the frame.</text:p>
      <text:h text:style-name="P2" text:outline-level="2">The Screen Coordinates of the Image</text:h>
      <text:h text:style-name="Heading_20_3" text:outline-level="3"><text:span text:style-name="T2">RiScreenWindow</text:span><text:span text:style-name="T1">(RtFloat </text:span><text:span text:style-name="T2">left</text:span><text:span text:style-name="T1">, RtFloat </text:span><text:span text:style-name="T2">right</text:span><text:span text:style-name="T1">, RtFloat </text:span><text:span text:style-name="T2">top</text:span><text:span text:style-name="T1">, RtFloat </text:span><text:span text:style-name="T2">bottom</text:span><text:span text:style-name="T1">): Sets the screen window coordinates of the image (“screen” space)</text:span></text:h>
      <text:p text:style-name="Parameter">left:<text:tab/><text:span text:style-name="T10">The coordinates for the left edge of the image.</text:span></text:p>
      <text:p text:style-name="Parameter">right:<text:tab/><text:span text:style-name="T10">The coordinates for the right edge of the image.</text:span></text:p>
      <text:p text:style-name="Parameter">top:<text:tab/><text:span text:style-name="T10">The coordinates for the top edge of the image.</text:span></text:p>
      <text:p text:style-name="Parameter">bottom:<text:tab/><text:span text:style-name="T10">The coordinates for the bottom edge of the image.</text:span></text:p>
      <text:p text:style-name="P3"/>
      <text:p text:style-name="P7"><text:span text:style-name="T2">left</text:span><text:span text:style-name="T1"> &lt;= </text:span><text:span text:style-name="T2">right</text:span><text:span text:style-name="T1"> and </text:span><text:span text:style-name="T2">bottom</text:span><text:span text:style-name="T1"> &lt;= </text:span><text:span text:style-name="T2">top</text:span></text:p>
      <text:p text:style-name="P3"/>
      <text:p text:style-name="Standard"><text:span text:style-name="T5">RiScreenWindows</text:span><text:span text:style-name="T1"> is used to set up the screen coordinates for the extension of the front view explicitly. If the coordinates do not correspond with the frame aspect ratio, distortion will occur. The screen coordinates are given in camera space, the front view is always in a distance of 1.0 units (positive z axis in camera space) away from the view point.</text:span></text:p>
      <text:p text:style-name="P3"/>
      <text:p text:style-name="P3">The default values for the screen coordinates are chosen in a way that their range -1.0 and 1.0 matches the larger side, either left to right or bottom to top. The other range is calculated in a way that there will be no visible distortion at the final frame at the physical display.</text:p>
      <text:p text:style-name="P3"/>
      <text:p text:style-name="P3">If the image is physically wider than high:</text:p>
      <text:p text:style-name="P3"/>
      <text:p text:style-name="P5"><text:span text:style-name="T2">left</text:span><text:span text:style-name="T1"><text:tab/>= -</text:span><text:span text:style-name="T2">frameaspect</text:span></text:p>
      <text:p text:style-name="P5"><text:span text:style-name="T2">right</text:span><text:span text:style-name="T1"><text:tab/>= </text:span><text:span text:style-name="T2">frameaspect</text:span></text:p>
      <text:p text:style-name="P5"><text:span text:style-name="T2">top</text:span><text:span text:style-name="T1"><text:tab/>= 1.0</text:span></text:p>
      <text:p text:style-name="P4"><text:span text:style-name="T2">bottom</text:span><text:span text:style-name="T1"><text:tab/>= -1.0</text:span></text:p>
      <text:p text:style-name="P4"/>
      <text:p text:style-name="P3">If the image is physically higher than wide:</text:p>
      <text:p text:style-name="P3"/>
      <text:p text:style-name="P5"><text:span text:style-name="T2">left</text:span><text:span text:style-name="T1"><text:tab/>= -1.0</text:span></text:p>
      <text:p text:style-name="P5"><text:span text:style-name="T2">right</text:span><text:span text:style-name="T1"><text:tab/>= -1.0</text:span></text:p>
      <text:p text:style-name="P5"><text:span text:style-name="T2">top</text:span><text:span text:style-name="T1"><text:tab/>= 1.0 / </text:span><text:span text:style-name="T2">frameaspect</text:span></text:p>
      <text:p text:style-name="P5"><text:span text:style-name="T2">bottom</text:span><text:span text:style-name="T1"><text:tab/>= -1.0 / </text:span><text:span text:style-name="T2">frameaspect</text:span></text:p>
      <text:h text:style-name="P2" text:outline-level="2">The Camera to Screen Projection</text:h>
      <text:h text:style-name="Heading_20_3" text:outline-level="3"><text:span text:style-name="T2">RiProjection</text:span><text:span text:style-name="T1">(RtToken </text:span><text:span text:style-name="T2">name</text:span><text:span text:style-name="T1">, …): Appends a projection matrix to the current transformation matrix to get the camera to screen projection.</text:span></text:h>
      <text:p text:style-name="Parameter">name:<text:tab/><text:span text:style-name="T10">Type of the projection: “</text:span><text:span text:style-name="T12">orthographic</text:span><text:span text:style-name="T10">”, “</text:span><text:span text:style-name="T12">perspective</text:span><text:span text:style-name="T10">”, “</text:span><text:span text:style-name="T12">null</text:span><text:span text:style-name="T10">”.</text:span></text:p>
      <text:p text:style-name="P3"/>
      <text:p text:style-name="Standard"><text:span text:style-name="T1">The parameter list can contain an optional “</text:span><text:span text:style-name="T13">fov</text:span><text:span text:style-name="T1">” [</text:span><text:span text:style-name="T6">RtFloat</text:span><text:span text:style-name="T1">] parameter (&gt;0, &lt; 180.0) for the field of view of the “</text:span><text:span text:style-name="T13">perspective</text:span><text:span text:style-name="T1">” projection. The field of view will be used for the smaller edge of the front of the viewing frustum (screen coordinates), the angle for the larger side will be calculated according to the frame aspect ratio. If the fov is missing, the screen coordinates (either set explicitly or calculated by the frame aspect ratio) are used to calculate this angle: fov = 2 tan</text:span><text:span text:style-name="T19">-1</text:span><text:span text:style-name="T1">(length/2). Therefore, the default field of view for the perspective projection is 90°, if the default screen window is not changed (length=2, normally the height). The distant to the front view plane is always fixed to a value of 1.0 (positive z axis in camera space). The orthographic projection simply uses the screen coordinates for viewing. The near clipping plane is projected to z = 0.0, the far clipping plane is projected to the distance 1.0. You can use the “</text:span><text:span text:style-name="T14">null</text:span><text:span text:style-name="T1">” projection to use the CTM as projection matrix. The default projection is “</text:span><text:span text:style-name="T14">orthographic</text:span><text:span text:style-name="T1">”. The CTM is reseted to identity for camera placement after work is done.</text:span></text:p>
      <text:h text:style-name="Heading_20_3" text:outline-level="3"><text:span text:style-name="T2">RiClipping</text:span><text:span text:style-name="T1">(RtFloat </text:span><text:span text:style-name="T2">near</text:span><text:span text:style-name="T1">, RtFloat </text:span><text:span text:style-name="T2">far</text:span><text:span text:style-name="T1">): Sets the near and far clipping planes (“camera” space).</text:span></text:h>
      <text:p text:style-name="P3">The near clipping plane must be in front of the viewing point. The default values are RI_EPSILON for the near and RI_INFINITY for the far clipping plane. If possible, you should take more reasonable values. Put the near clipping farer away relaxes the problem of the maximum eye splits in REYES, a nearer far clipping plane may result in a better resolution for depth values.</text:p>
      <text:h text:style-name="P2" text:outline-level="2">Calculating the ranges</text:h>
      <text:p text:style-name="Standard"><text:span text:style-name="T1">Since options can be written in any order, the ranges for raster space and screen window can be calculated late at </text:span><text:span text:style-name="T6">RiWorldBegin</text:span><text:span text:style-name="T1">. </text:span></text:p>
      <text:p text:style-name="P3"/>
      <text:p text:style-name="P15">// Pseudo code to get the display options</text:p>
      <text:p text:style-name="P11"/>
      <text:p text:style-name="P10"><text:span text:style-name="T1">origin</text:span><text:span text:style-name="T15">out</text:span><text:span text:style-name="T1"> = {0, 0};</text:span></text:p>
      <text:p text:style-name="P10"><text:span text:style-name="T1">xres</text:span><text:span text:style-name="T15">out</text:span><text:span text:style-name="T1"> = 512;</text:span></text:p>
      <text:p text:style-name="P10"><text:span text:style-name="T1">yres</text:span><text:span text:style-name="T15">out</text:span><text:span text:style-name="T1"> = 384;</text:span></text:p>
      <text:p text:style-name="P10"><text:span text:style-name="T1">pixelaspect</text:span><text:span text:style-name="T15">out</text:span><text:span text:style-name="T1"> = 1.0;</text:span></text:p>
      <text:p text:style-name="P11"/>
      <text:p text:style-name="P10"><text:span text:style-name="T6">if</text:span><text:span text:style-name="T1"> ( </text:span><text:span text:style-name="T3">RiDisplay has been called</text:span><text:span text:style-name="T1"> ) {</text:span></text:p>
      <text:p text:style-name="P10"><text:span text:style-name="T1"><text:tab/></text:span><text:span text:style-name="T6">if</text:span><text:span text:style-name="T1"> ( </text:span><text:span text:style-name="T3">display got standard ranges</text:span><text:span text:style-name="T1"> ) {</text:span></text:p>
      <text:p text:style-name="P10"><text:span text:style-name="T1"><text:tab/><text:tab/>xres</text:span><text:span text:style-name="T15">out</text:span><text:span text:style-name="T1"> = </text:span><text:span text:style-name="T3">width_of_display</text:span><text:span text:style-name="T1">;</text:span></text:p>
      <text:p text:style-name="P10"><text:span text:style-name="T1"><text:tab/><text:tab/>yres</text:span><text:span text:style-name="T15">out</text:span><text:span text:style-name="T1"> = </text:span><text:span text:style-name="T3">height_of_display</text:span><text:span text:style-name="T1">;</text:span></text:p>
      <text:p text:style-name="P11"><text:tab/>}</text:p>
      <text:p text:style-name="P10"><text:span text:style-name="T1"><text:tab/></text:span><text:span text:style-name="T6">if</text:span><text:span text:style-name="T1"> ( </text:span><text:span text:style-name="T3">display got standard pixel aspect ratio</text:span><text:span text:style-name="T1"> ) {</text:span></text:p>
      <text:p text:style-name="P10"><text:span text:style-name="T1"><text:tab/><text:tab/>pixelaspect</text:span><text:span text:style-name="T15">out</text:span><text:span text:style-name="T1"> = </text:span><text:span text:style-name="T3">pixel_aspect_ratio_of_display</text:span><text:span text:style-name="T1">;</text:span></text:p>
      <text:p text:style-name="P11"><text:tab/>}</text:p>
      <text:p text:style-name="P10"><text:span text:style-name="T1"><text:tab/></text:span><text:span text:style-name="T6">if</text:span><text:span text:style-name="T1"> ( </text:span><text:span text:style-name="T3">display got origin</text:span><text:span text:style-name="T1"> ) {</text:span></text:p>
      <text:p text:style-name="P10"><text:span text:style-name="T1"><text:tab/><text:tab/>origin</text:span><text:span text:style-name="T15">out</text:span><text:span text:style-name="T1"> = </text:span><text:span text:style-name="T3">origin_of_display</text:span><text:span text:style-name="T1">;</text:span></text:p>
      <text:p text:style-name="P11"><text:tab/>}</text:p>
      <text:p text:style-name="P11">}</text:p>
      <text:p text:style-name="P12"/>
      <text:p text:style-name="P10"><text:span text:style-name="T6">if</text:span><text:span text:style-name="T1"> ( </text:span><text:span text:style-name="T3">RiFrame has been called</text:span><text:span text:style-name="T1"> ) {</text:span></text:p>
      <text:p text:style-name="P10"><text:span text:style-name="T1"><text:tab/>xres</text:span><text:span text:style-name="T15">out</text:span><text:span text:style-name="T1"> = xres</text:span><text:span text:style-name="T3">_of_RiFrame;</text:span></text:p>
      <text:p text:style-name="P10"><text:span text:style-name="T1"><text:tab/>yres</text:span><text:span text:style-name="T15">out</text:span><text:span text:style-name="T1"> = y</text:span><text:span text:style-name="T3">res_of_RiFrame</text:span><text:span text:style-name="T1">;</text:span></text:p>
      <text:p text:style-name="P10"><text:span text:style-name="T1"><text:tab/></text:span><text:span text:style-name="T6">if</text:span><text:span text:style-name="T1"> ( </text:span><text:span text:style-name="T3">pixelaspect_of_RiFrame &gt; 0</text:span><text:span text:style-name="T1"> ) {</text:span></text:p>
      <text:p text:style-name="P10"><text:span text:style-name="T1"><text:tab/><text:tab/>pixelaspect</text:span><text:span text:style-name="T15">out</text:span><text:span text:style-name="T1"> = </text:span><text:span text:style-name="T3">pixelaspect_of_RiFrame</text:span><text:span text:style-name="T1">;</text:span></text:p>
      <text:p text:style-name="P11"><text:tab/>}</text:p>
      <text:p text:style-name="P11">}</text:p>
      <text:p text:style-name="P11"/>
      <text:p text:style-name="P10"><text:span text:style-name="T1">frameaspect</text:span><text:span text:style-name="T15">out</text:span><text:span text:style-name="T1"> = (RtFloat)xres</text:span><text:span text:style-name="T15">out</text:span><text:span text:style-name="T1">/(RtFloat)yres</text:span><text:span text:style-name="T15">out</text:span><text:span text:style-name="T1">;</text:span></text:p>
      <text:p text:style-name="P11"/>
      <text:p text:style-name="P10"><text:span text:style-name="T6">if</text:span><text:span text:style-name="T1"> ( </text:span><text:span text:style-name="T3">RiFrameAspect has been called</text:span><text:span text:style-name="T1"> ) {</text:span></text:p>
      <text:p text:style-name="P10"><text:span text:style-name="T1"><text:tab/>frameaspect</text:span><text:span text:style-name="T15">out</text:span><text:span text:style-name="T1"> = <text:s/>f</text:span><text:span text:style-name="T3">rameaspect_of_RiFrameAspect;</text:span></text:p>
      <text:p text:style-name="P11">}</text:p>
      <text:p text:style-name="P11"/>
      <text:p text:style-name="P10"><text:span text:style-name="T6">if</text:span><text:span text:style-name="T1"> ( <text:s/>frameaspect</text:span><text:span text:style-name="T15">out</text:span><text:span text:style-name="T1"> &gt;= 1.0 ) {</text:span></text:p>
      <text:p text:style-name="P10"><text:span text:style-name="T1"><text:tab/>left</text:span><text:span text:style-name="T15">out</text:span><text:span text:style-name="T1"> = -frameaspect</text:span><text:span text:style-name="T15">out</text:span><text:span text:style-name="T1">;</text:span></text:p>
      <text:p text:style-name="P10"><text:span text:style-name="T1"><text:tab/>right</text:span><text:span text:style-name="T15">out</text:span><text:span text:style-name="T1"> = frameaspect</text:span><text:span text:style-name="T15">out</text:span><text:span text:style-name="T1">;</text:span></text:p>
      <text:p text:style-name="P10"><text:span text:style-name="T1"><text:tab/>bottom</text:span><text:span text:style-name="T15">out</text:span><text:span text:style-name="T1"> = -1.0;</text:span></text:p>
      <text:p text:style-name="P10"><text:span text:style-name="T1"><text:tab/>top</text:span><text:span text:style-name="T15">out</text:span><text:span text:style-name="T1"> = 1.0;</text:span></text:p>
      <text:p text:style-name="P10"><text:span text:style-name="T1">} </text:span><text:span text:style-name="T6">else</text:span><text:span text:style-name="T1"> {</text:span></text:p>
      <text:p text:style-name="P10"><text:span text:style-name="T1"><text:tab/>left</text:span><text:span text:style-name="T15">out</text:span><text:span text:style-name="T1"> = -1.0;</text:span></text:p>
      <text:p text:style-name="P10"><text:span text:style-name="T1"><text:tab/>right</text:span><text:span text:style-name="T15">out</text:span><text:span text:style-name="T1"> = 1.0</text:span><text:span text:style-name="T1">;</text:span></text:p>
      <text:p text:style-name="P10"><text:span text:style-name="T1"><text:tab/>bottom</text:span><text:span text:style-name="T15">out</text:span><text:span text:style-name="T1"> = -1.0/frameaspect</text:span><text:span text:style-name="T15">out</text:span><text:span text:style-name="T1">;</text:span></text:p>
      <text:p text:style-name="P10"><text:span text:style-name="T1"><text:tab/>top</text:span><text:span text:style-name="T15">out</text:span><text:span text:style-name="T1"> = 1.0/frameaspect</text:span><text:span text:style-name="T15">out</text:span><text:span text:style-name="T1">;</text:span></text:p>
      <text:p text:style-name="P11">}</text:p>
      <text:p text:style-name="P11"/>
      <text:p text:style-name="P10"><text:span text:style-name="T6">if</text:span><text:span text:style-name="T1"> ( </text:span><text:span text:style-name="T3">RiScreenWindow has been called</text:span><text:span text:style-name="T1"> ) {</text:span></text:p>
      <text:p text:style-name="P10"><text:span text:style-name="T1"><text:tab/>left</text:span><text:span text:style-name="T15">out</text:span><text:span text:style-name="T1"> = </text:span><text:span text:style-name="T3">left_of</text:span><text:span text:style-name="T1">_R</text:span><text:span text:style-name="T3">iScreenWindow;</text:span></text:p>
      <text:p text:style-name="P10"><text:span text:style-name="T1"><text:tab/>right</text:span><text:span text:style-name="T15">out</text:span><text:span text:style-name="T1"> = </text:span><text:span text:style-name="T3">right_of</text:span><text:span text:style-name="T1">_</text:span><text:span text:style-name="T3">RiScreenWindow;</text:span></text:p>
      <text:p text:style-name="P10"><text:span text:style-name="T1"><text:tab/>top</text:span><text:span text:style-name="T15">out</text:span><text:span text:style-name="T1"> = </text:span><text:span text:style-name="T3">top_of</text:span><text:span text:style-name="T1">_R</text:span><text:span text:style-name="T3">iScreenWindow</text:span><text:span text:style-name="T1">;</text:span></text:p>
      <text:p text:style-name="P10"><text:span text:style-name="T1"><text:tab/>bottom</text:span><text:span text:style-name="T15">out</text:span><text:span text:style-name="T1"> = </text:span><text:span text:style-name="T3">bottom_of</text:span><text:span text:style-name="T1">_R</text:span><text:span text:style-name="T3">iScreenWindow</text:span><text:span text:style-name="T1">;</text:span></text:p>
      <text:p text:style-name="P11">}</text:p>
      <text:p text:style-name="P11"/>
      <text:p text:style-name="P10"><text:span text:style-name="T1">Projection</text:span><text:span text:style-name="T15">out</text:span><text:span text:style-name="T1"> = “orthographic”;</text:span></text:p>
      <text:p text:style-name="P11"/>
      <text:p text:style-name="P10"><text:span text:style-name="T6">if</text:span><text:span text:style-name="T1"> ( </text:span><text:span text:style-name="T3">RiProjection has been called</text:span><text:span text:style-name="T1"> ) {</text:span></text:p>
      <text:p text:style-name="P10"><text:span text:style-name="T1"><text:tab/>Projection</text:span><text:span text:style-name="T15">out</text:span><text:span text:style-name="T1"> = </text:span><text:span text:style-name="T3">projection_of_RiProjection</text:span><text:span text:style-name="T1">;</text:span></text:p>
      <text:p text:style-name="P10"><text:span text:style-name="T1"><text:tab/></text:span><text:span text:style-name="T6">if</text:span><text:span text:style-name="T1"> ( </text:span><text:span text:style-name="T3">projection_from_RiProjection</text:span><text:span text:style-name="T1"> is “perspective” ) {</text:span></text:p>
      <text:p text:style-name="P10"><text:span text:style-name="T1"><text:tab/><text:tab/></text:span><text:span text:style-name="T6">if</text:span><text:span text:style-name="T1"> ( </text:span><text:span text:style-name="T3">fov is set</text:span><text:span text:style-name="T1"> ) {</text:span></text:p>
      <text:p text:style-name="P11"><text:tab/><text:tab/><text:tab/><text:span text:style-name="T20">if</text:span> ( fov == 0 ) {</text:p>
      <text:p text:style-name="P10"><text:span text:style-name="T1"><text:tab/><text:tab/><text:tab/><text:tab/>Projection</text:span><text:span text:style-name="T15">out</text:span><text:span text:style-name="T1"> = </text:span><text:span text:style-name="T3">“orthographic”</text:span><text:span text:style-name="T1">;</text:span></text:p>
      <text:p text:style-name="P11"><text:tab/><text:tab/><text:tab/>} <text:span text:style-name="T20">else</text:span> {</text:p>
      <text:p text:style-name="P11"><text:tab/><text:tab/><text:tab/><text:tab/><text:span text:style-name="T9">// This can overwrite a RiScreenWindow call</text:span></text:p>
      <text:p text:style-name="P10"><text:span text:style-name="T1"><text:tab/><text:tab/><text:tab/><text:tab/></text:span><text:span text:style-name="T3">calculate screen window using projection</text:span><text:span text:style-name="T1">;</text:span></text:p>
      <text:p text:style-name="P11"><text:tab/><text:tab/><text:tab/>}</text:p>
      <text:p text:style-name="P10"><text:span text:style-name="T1"><text:tab/><text:tab/>} </text:span><text:span text:style-name="T6">else</text:span><text:span text:style-name="T1"> {</text:span></text:p>
      <text:p text:style-name="P10"><text:span text:style-name="T1"><text:tab/><text:tab/><text:tab/></text:span><text:span text:style-name="T3">calculate fov using screen window</text:span><text:span text:style-name="T1">;</text:span></text:p>
      <text:p text:style-name="P11"><text:tab/><text:tab/>}</text:p>
      <text:p text:style-name="P11"><text:tab/>}<text:tab/></text:p>
      <text:p text:style-name="P11">}</text:p>
      <text:p text:style-name="P11"/>
      <text:p text:style-name="P10"><text:span text:style-name="T3">Set </text:span><text:span text:style-name="T7">cropwindow</text:span><text:span text:style-name="T16">out</text:span><text:span text:style-name="T3"> to {0,0}, {1, 1}</text:span><text:span text:style-name="T1">;</text:span></text:p>
      <text:p text:style-name="P11"/>
      <text:p text:style-name="P10"><text:span text:style-name="T6">if</text:span><text:span text:style-name="T1"> ( </text:span><text:span text:style-name="T3">RiCropWindow has benn called</text:span><text:span text:style-name="T1"> ) {</text:span></text:p>
      <text:p text:style-name="P10"><text:span text:style-name="T1"><text:tab/></text:span><text:span text:style-name="T7">cropwindow</text:span><text:span text:style-name="T16">out</text:span><text:span text:style-name="T3"> = cropwindow_of_RiCropWindow;</text:span></text:p>
      <text:p text:style-name="P11">}</text:p>
      <text:p text:style-name="P11"/>
      <text:p text:style-name="P10"><text:span text:style-name="T3">Set the clipping planes</text:span><text:span text:style-name="T1">;</text:span></text:p>
      <text:p text:style-name="P10"><text:span text:style-name="T3">Calculate the viewing matrices</text:span><text:span text:style-name="T1">;</text:span></text:p>
      <text:h text:style-name="P2" text:outline-level="2">Literature</text:h>
      <text:list text:style-name="L1">
        <text:list-item>
          <text:p text:style-name="P18"><text:span text:style-name="T9">Pixar Animation Studios</text:span>, Pixar's RenderMan Users's Manual <text:span text:style-name="Internet_20_link">https://renderman.pixar.com/forum/docs/RfM_1.0/RenderMan_Manual/users_guide/index.php</text:span></text:p>
        </text:list-item>
        <text:list-item>
          <text:p text:style-name="P18"><text:span text:style-name="T9">Pixar Animation Studios</text:span>, PhotoRealistic RenderMan Application Note #10, The Viewing Transformation <text:span text:style-name="Internet_20_link">https://renderman.pixar.com/forum/docs/RfM_1.0/RenderMan_Manual/AppNotes/appnote.10.php</text:span></text:p>
        </text:list-item>
        <text:list-item>
          <text:p text:style-name="P18"><text:span text:style-name="T9">Upstill, Steve</text:span>: The RenderMan Companion, Addison-Wesley Professional, 1990, ISBN 978-0201508680</text:p>
        </text:list-item>
        <text:list-item>
          <text:p text:style-name="P18"><text:span text:style-name="T9">Apodaca, Anthony A.; Gritz, Larry</text:span>: Advanced RenderMan, Morgan Kaufmann, 1999, ISBN 978-1558606180</text:p>
        </text:list-item>
        <text:list-item>
          <text:p text:style-name="P18">Raghavachary, Saty: Rendering for Beginners, Focal Press, 2004, ISBN 978-0240519357</text:p>
        </text:list-item>
      </text:list>
      <text:p text:style-name="P6"/>
      <text:p text:style-name="P6">RenderMan<text:span text:style-name="T18">®</text:span> is a registered trademark of Pix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Courier New1" svg:font-family="'Courier New'" style:font-family-generic="modern"/>
    <style:font-face style:name="Verdana" svg:font-family="Verdan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de" fo:country="D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de" fo:country="DE"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Parameter" style:family="paragraph" style:parent-style-name="Standard">
      <style:paragraph-properties fo:margin-left="2.858cm" fo:margin-right="0cm" fo:text-indent="-2.858cm" style:auto-text-indent="false"/>
      <style:text-properties fo:language="en" fo:country="US" fo:font-style="italic" style:font-style-asian="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Absatz-Standardschriftar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list-level-style-number text:level="1" style:num-suffix=".0" style:num-format="1" text:start-value="0">
        <style:list-level-properties text:min-label-width="0.635cm"/>
      </text:list-level-style-number>
      <text:list-level-style-number text:level="2" style:num-format="1" text:display-levels="2">
        <style:list-level-properties text:space-before="1.249cm" text:min-label-width="0.635cm"/>
      </text:list-level-style-number>
      <text:list-level-style-number text:level="3" style:num-format="1" text:display-levels="3">
        <style:list-level-properties text:space-before="2.498cm" text:min-label-width="1.27cm"/>
      </text:list-level-style-number>
      <text:list-level-style-number text:level="4" style:num-format="1" text:display-levels="4">
        <style:list-level-properties text:space-before="3.747cm" text:min-label-width="1.27cm"/>
      </text:list-level-style-number>
      <text:list-level-style-number text:level="5" style:num-format="1" text:display-levels="5">
        <style:list-level-properties text:space-before="4.995cm" text:min-label-width="1.905cm"/>
      </text:list-level-style-number>
      <text:list-level-style-number text:level="6" style:num-format="1" text:display-levels="6">
        <style:list-level-properties text:space-before="6.244cm" text:min-label-width="1.905cm"/>
      </text:list-level-style-number>
      <text:list-level-style-number text:level="7" style:num-format="1" text:display-levels="7">
        <style:list-level-properties text:space-before="7.493cm" text:min-label-width="2.54cm"/>
      </text:list-level-style-number>
      <text:list-level-style-number text:level="8" style:num-format="1" text:display-levels="8">
        <style:list-level-properties text:space-before="8.742cm" text:min-label-width="2.54cm"/>
      </text:list-level-style-number>
      <text:list-level-style-number text:level="9" style:num-format="1" text:display-levels="9">
        <style:list-level-properties text:space-before="9.991cm" text:min-label-width="3.17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0.999cm" fo:page-height="29.699cm" style:num-format="1" style:print-orientation="portrait" fo:margin-top="2.499cm" fo:margin-bottom="2cm" fo:margin-left="2.499cm" fo:margin-right="2.499cm" style:writing-mode="lr-tb" style:layout-grid-color="#c0c0c0" style:layout-grid-lines="44" style:layout-grid-base-height="0.635cm" style:layout-grid-ruby-height="0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dc:title>Physical display description</dc:title>
    <meta:initial-creator>pidde</meta:initial-creator>
    <meta:creation-date>2004-04-20T16:56:00</meta:creation-date>
    <dc:creator>Andreas Pidde</dc:creator>
    <dc:date>2008-03-18T18:15:39</dc:date>
    <dc:language>de-DE</dc:language>
    <meta:editing-cycles>80</meta:editing-cycles>
    <meta:editing-duration>PT5H55M27S</meta:editing-duration>
    <meta:user-defined meta:name="Info 1"/>
    <meta:user-defined meta:name="Info 2"/>
    <meta:user-defined meta:name="Info 3"/>
    <meta:user-defined meta:name="Info 4"/>
    <meta:user-defined meta:name="eBook-title" meta:value-type="string">Physical display description</meta:user-defined>
    <meta:user-defined meta:name="eBook-CoverPath" meta:value-type="string"/>
    <meta:user-defined meta:name="eBook-filename" meta:value-type="string">Physical_display_description.lit</meta:user-defined>
    <meta:user-defined meta:name="eBook-author" meta:value-type="string">pidde</meta:user-defined>
    <meta:user-defined meta:name="eBook-SpinePath" meta:value-type="string"/>
    <meta:user-defined meta:name="eBook-PPCCoverPath" meta:value-type="string"/>
    <meta:user-defined meta:name="eBook-PPCThumbPath" meta:value-type="string"/>
    <meta:user-defined meta:name="eBook-ThumbPath" meta:value-type="string"/>
    <meta:document-statistic meta:table-count="0" meta:image-count="0" meta:object-count="0" meta:page-count="5" meta:paragraph-count="128" meta:word-count="1552" meta:character-count="9937"/>
  </office:meta>
</office:document-meta>
</file>